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800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4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4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17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1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21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3.06916666666667cm"/>
    </style:style>
    <style:style style:name="co3" style:family="table-column">
      <style:table-column-properties fo:break-before="auto" style:column-width="6.24416666666667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7.14375cm"/>
    </style:style>
    <style:style style:name="co6" style:family="table-column">
      <style:table-column-properties fo:break-before="auto" style:column-width="1.8520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tyle="italic" style:font-style-asian="italic" style:font-style-complex="italic"/>
      <style:map style:condition="of:cell-content()=&quot;Non Soddisfatto&quot;" style:apply-style-name="cf1"/>
      <style:map style:condition="of:cell-content()=&quot;Soddisfatto&quot;" style:apply-style-name="cf2"/>
      <style:map style:condition="of:cell-content()=0" style:apply-style-name="cf4"/>
    </style:style>
    <style:style style:name="ce2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=&quot;Non Soddisfatto&quot;" style:apply-style-name="cf1"/>
      <style:map style:condition="of:cell-content()=&quot;Soddisfatto&quot;" style:apply-style-name="cf2"/>
      <style:map style:condition="of:cell-content()=0" style:apply-style-name="cf4"/>
    </style:style>
    <style:style style:name="ce2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  <style:map style:condition="of:cell-content()=&quot;Non Soddisfatto&quot;" style:apply-style-name="cf1"/>
      <style:map style:condition="of:cell-content()=&quot;Soddisfatto&quot;" style:apply-style-name="cf2"/>
      <style:map style:condition="of:cell-content()=0" style:apply-style-name="cf4"/>
    </style:style>
    <style:style style:name="ce27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fo:font-style="italic" style:font-style-asian="italic" style:font-style-complex="italic"/>
      <style:map style:condition="of:cell-content()=&quot;Non Soddisfatto&quot;" style:apply-style-name="cf1"/>
      <style:map style:condition="of:cell-content()=&quot;Soddisfatto&quot;" style:apply-style-name="cf2"/>
      <style:map style:condition="of:cell-content()=0" style:apply-style-name="cf4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  <style:map style:condition="of:cell-content()=&quot;Non Soddisfatto&quot;" style:apply-style-name="cf1"/>
      <style:map style:condition="of:cell-content()=&quot;Soddisfatto&quot;" style:apply-style-name="cf2"/>
      <style:map style:condition="of:cell-content()=0" style:apply-style-name="cf4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20"/>
        <table:table-column table:style-name="co3" table:default-cell-style-name="ce5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IDENTIFICATIVO</text:p>
          </table:table-cell>
          <table:table-cell office:value-type="string" table:style-name="ce2">
            <text:p>STATO</text:p>
          </table:table-cell>
          <table:table-cell office:value-type="string" table:style-name="ce2">
            <text:p>OBBLIGATORIETA’</text:p>
          </table:table-cell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table:number-columns-repeated="2" table:style-name="ce4"/>
          <table:table-cell table:style-name="ce5"/>
          <table:table-cell table:number-columns-repeated="16381" table:style-name="ce1"/>
        </table:table-row>
        <table:table-row table:style-name="ro1">
          <table:table-cell office:value-type="string" table:number-columns-spanned="2" table:number-rows-spanned="1" table:style-name="ce21">
            <text:p>REQUISITI FUNZIONALI</text:p>
          </table:table-cell>
          <table:covered-table-cell/>
          <table:table-cell table:style-name="ce5"/>
          <table:table-cell table:style-name="ce1"/>
          <table:table-cell table:number-columns-repeated="2" table:style-name="ce5"/>
          <table:table-cell table:number-columns-repeated="16378" table:style-name="ce1"/>
        </table:table-row>
        <table:table-row table:style-name="ro1">
          <table:table-cell office:value-type="string" table:style-name="ce6">
            <text:p>ROF1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style-name="ce1"/>
          <table:table-cell office:value-type="string" table:style-name="ce9">
            <text:p>Requisiti Obbligatori Coperti</text:p>
          </table:table-cell>
          <table:table-cell office:value-type="percentage" office:value="1" table:style-name="ce10">
            <text:p>100,00%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ROF1.1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style-name="ce1"/>
          <table:table-cell office:value-type="string" table:style-name="ce9">
            <text:p>Requisiti Opzionali/Desiderabili Coperti</text:p>
          </table:table-cell>
          <table:table-cell office:value-type="percentage" office:value="0.75749999999999995" table:style-name="ce11">
            <text:p>75,75%</text:p>
          </table:table-cell>
          <table:table-cell office:value-type="float" office:value="0.73529411764705888" table:formula="of:=25/34" table:style-name="ce1">
            <text:p>0,73529411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ROF1.2</text:p>
          </table:table-cell>
          <table:table-cell office:value-type="string" table:style-name="ce25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2" table:style-name="ce1"/>
          <table:table-cell table:style-name="ce12"/>
          <table:table-cell table:style-name="ce13"/>
          <table:table-cell table:number-columns-repeated="16377"/>
        </table:table-row>
        <table:table-row table:style-name="ro1">
          <table:table-cell office:value-type="string" table:style-name="ce14">
            <text:p>ROF1.3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77"/>
        </table:table-row>
        <table:table-row table:style-name="ro1">
          <table:table-cell office:value-type="string" table:style-name="ce6">
            <text:p>ROF1.4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RFF1.4.1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pzionale</text:p>
          </table:table-cell>
          <table:table-cell table:style-name="ce12"/>
          <table:table-cell table:style-name="ce18"/>
          <table:table-cell table:number-columns-repeated="16379" table:style-name="ce1"/>
        </table:table-row>
        <table:table-row table:style-name="ro1">
          <table:table-cell office:value-type="string" table:style-name="ce6">
            <text:p>RFF1.4.2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pzionale</text:p>
          </table:table-cell>
          <table:table-cell table:style-name="ce15"/>
          <table:table-cell table:style-name="ce13"/>
          <table:table-cell table:number-columns-repeated="16379" table:style-name="ce1"/>
        </table:table-row>
        <table:table-row table:style-name="ro1">
          <table:table-cell office:value-type="string" table:style-name="ce6">
            <text:p>ROF1.5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style-name="ce15"/>
          <table:table-cell table:style-name="ce13"/>
          <table:table-cell table:number-columns-repeated="16379" table:style-name="ce1"/>
        </table:table-row>
        <table:table-row table:style-name="ro1">
          <table:table-cell office:value-type="string" table:style-name="ce6">
            <text:p>RDF1.6</text:p>
          </table:table-cell>
          <table:table-cell office:value-type="string" table:style-name="ce24">
            <text:p>Non Soddisfatto</text:p>
          </table:table-cell>
          <table:table-cell office:value-type="string" table:style-name="ce8">
            <text:p>Desiderabil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9">
            <text:p>ROF1.7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ROF2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ROF2.1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ROF2.1.1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ROF2.1.2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2.5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2.5.3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2.5.3.1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2.5.3.2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2.5.3.3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2.5.3.4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2.5.3.5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2.5.3.6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2.5.4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2.5.5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2.5.6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2.5.6.1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2.5.6.2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DF2.5.6.3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2.5.6.4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DF2.5.6.5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2.5.7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2.5.8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2.5.9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2.5.9.1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2.5.9.2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2.5.9.4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2.5.9.5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2.5.10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2.5.11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2.6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2.6.1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2.6.2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2.6.3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2.6.4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2.7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3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3.3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3.3.1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3.3.2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3.3.2.4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3.3.2.5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3.3.2.6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3.3.3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3.4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3.5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3.5.1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3.5.2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3.5.3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3.5.4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3.5.5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3.6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4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4.4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4.4.3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4.4.4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4.4.5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4.4.6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FF4.4.7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pzionale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FF4.4.7.1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pzionale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4.4.8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4.5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FF4.5.1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pzionale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FF4.5.1.1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pzionale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4.6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DF4.6.1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4.7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4.7.1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4.7.2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7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7.1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7.1.1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ROF7.1.2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F7.1.3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F7.2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F7.2.1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F7.2.2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F7.3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DF8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DF8.1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DF8.2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DF8.3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DF8.3.1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DF8.3.2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DF8.4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F9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F9.1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F9.1.1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F9.2</text:p>
          </table:table-cell>
          <table:table-cell office:value-type="string" table:style-name="ce26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DF10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DF10.1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DF10.2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DF10.2.1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DF10.3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DF10.4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1">
          <table:table-cell table:style-name="ce5"/>
          <table:table-cell table:style-name="ce28"/>
          <table:table-cell table:style-name="ce5"/>
          <table:table-cell table:number-columns-repeated="16381"/>
        </table:table-row>
        <table:table-row table:style-name="ro2">
          <table:table-cell office:value-type="string" table:number-columns-spanned="2" table:number-rows-spanned="1" table:style-name="ce22">
            <text:p>REQUISITI QUALITA’</text:p>
          </table:table-cell>
          <table:covered-table-cell/>
          <table:table-cell table:style-name="ce5"/>
          <table:table-cell table:number-columns-repeated="16381"/>
        </table:table-row>
        <table:table-row table:style-name="ro1">
          <table:table-cell office:value-type="string" table:style-name="ce8">
            <text:p>ROQ1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Q1.1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Q1.2</text:p>
          </table:table-cell>
          <table:table-cell office:value-type="string" table:style-name="ce24">
            <text:p>Non 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Q1.3</text:p>
          </table:table-cell>
          <table:table-cell office:value-type="string" table:style-name="ce24">
            <text:p>Non 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Q2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Q2.1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Q2.2</text:p>
          </table:table-cell>
          <table:table-cell office:value-type="string" table:style-name="ce24">
            <text:p>Non 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Q3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DQ5</text:p>
          </table:table-cell>
          <table:table-cell office:value-type="string" table:style-name="ce24">
            <text:p>Non 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DQ6</text:p>
          </table:table-cell>
          <table:table-cell office:value-type="string" table:style-name="ce24">
            <text:p>Non 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DQ7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DQ8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DQ9</text:p>
          </table:table-cell>
          <table:table-cell office:value-type="string" table:style-name="ce24">
            <text:p>Non 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DQ10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DQ11</text:p>
          </table:table-cell>
          <table:table-cell office:value-type="string" table:style-name="ce24">
            <text:p>Non 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1">
          <table:table-cell table:style-name="ce5"/>
          <table:table-cell table:style-name="ce28"/>
          <table:table-cell table:style-name="ce5"/>
          <table:table-cell table:number-columns-repeated="16381"/>
        </table:table-row>
        <table:table-row table:style-name="ro2">
          <table:table-cell office:value-type="string" table:number-columns-spanned="2" table:number-rows-spanned="1" table:style-name="ce23">
            <text:p>REQUISITI VINCOLO</text:p>
          </table:table-cell>
          <table:covered-table-cell/>
          <table:table-cell table:style-name="ce5"/>
          <table:table-cell table:number-columns-repeated="16381"/>
        </table:table-row>
        <table:table-row table:style-name="ro1">
          <table:table-cell office:value-type="string" table:style-name="ce8">
            <text:p>ROV1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V2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V3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V4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V5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V6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V8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V9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V10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V11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ROV12</text:p>
          </table:table-cell>
          <table:table-cell office:value-type="string" table:style-name="ce24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number-rows-repeated="104843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fo:background-color="#CC0000"/>
      <style:text-properties fo:color="#FFFFFF" fo:font-weight="bold" style:font-weight-asian="bold" style:font-weight-complex="bold"/>
    </style:style>
    <style:style style:name="cf2" style:family="table-cell" style:data-style-name="N0">
      <style:table-cell-properties fo:background-color="#CCFFCC"/>
      <style:text-properties fo:color="#006600"/>
    </style:style>
    <style:style style:name="cf3" style:family="table-cell" style:data-style-name="N0">
      <style:text-properties fo:font-weight="bold" style:font-weight-asian="bold" style:font-weight-complex="bold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4" style:family="table-cell">
      <style:text-properties fo:color="#000000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09</meta:generator>
    <dc:creator>CARLOTTA SEGNA</dc:creator>
    <meta:creation-date>2019-02-15T10:30:29Z</meta:creation-date>
    <dc:date>2019-04-12T07:52:39Z</dc:date>
    <meta:editing-cycles>34</meta:editing-cycles>
    <meta:editing-duration>PT9401S</meta:editing-duration>
  </office:meta>
</office:document-meta>
</file>